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 21" svg:font-family="'Wingdings 2'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986in" style:rel-column-width="11339*"/>
    </style:style>
    <style:style style:name="Table1.B" style:family="table-column">
      <style:table-column-properties style:column-width="0.1764in" style:rel-column-width="1668*"/>
    </style:style>
    <style:style style:name="Table1.C" style:family="table-column">
      <style:table-column-properties style:column-width="0.5021in" style:rel-column-width="4750*"/>
    </style:style>
    <style:style style:name="Table1.D" style:family="table-column">
      <style:table-column-properties style:column-width="0.0382in" style:rel-column-width="361*"/>
    </style:style>
    <style:style style:name="Table1.E" style:family="table-column">
      <style:table-column-properties style:column-width="0.0764in" style:rel-column-width="722*"/>
    </style:style>
    <style:style style:name="Table1.F" style:family="table-column">
      <style:table-column-properties style:column-width="1.4701in" style:rel-column-width="13908*"/>
    </style:style>
    <style:style style:name="Table1.G" style:family="table-column">
      <style:table-column-properties style:column-width="0.2938in" style:rel-column-width="2779*"/>
    </style:style>
    <style:style style:name="Table1.H" style:family="table-column">
      <style:table-column-properties style:column-width="1.5833in" style:rel-column-width="14979*"/>
    </style:style>
    <style:style style:name="Table1.I" style:family="table-column">
      <style:table-column-properties style:column-width="0.409in" style:rel-column-width="3869*"/>
    </style:style>
    <style:style style:name="Table1.J" style:family="table-column">
      <style:table-column-properties style:column-width="1.1799in" style:rel-column-width="11160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none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-left="none" fo:border-right="0.0007in solid #000000" fo:border-top="none" fo:border-bottom="none"/>
    </style:style>
    <style:style style:name="Table1.C6" style:family="table-cell">
      <style:table-cell-properties style:vertical-align="middle" fo:padding="0.0382in" fo:border="none"/>
    </style:style>
    <style:style style:name="Table1.A11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I13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I14" style:family="table-cell">
      <style:table-cell-properties fo:padding="0.0382in" fo:border-left="0.0007in solid #000000" fo:border-right="0.0007in solid #000000" fo:border-top="none" fo:border-bottom="none"/>
    </style:style>
    <style:style style:name="Table1.E23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Wingdings 2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Standard">
      <style:text-properties style:font-name="Tahoma1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ahoma1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9pt" style:font-name-asian="Tahoma" style:font-size-asian="9pt" style:font-name-complex="Tahoma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Tahoma1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ahoma1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ahoma1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Wingdings 21" fo:font-size="12pt" style:font-name-asian="Wingdings 21" style:font-size-asian="12pt" style:font-name-complex="Wingdings 2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" style:family="paragraph" style:parent-style-name="Table_20_Contents"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font-name="Tahoma" style:font-name-asian="Tahoma" style:font-name-complex="Tahoma"/>
    </style:style>
    <style:style style:name="T2" style:family="text">
      <style:text-properties style:font-name="Tahoma" fo:font-size="10pt" style:font-name-asian="Tahoma" style:font-size-asian="10pt" style:font-name-complex="Tahoma" style:font-size-complex="10pt"/>
    </style:style>
    <style:style style:name="T3" style:family="text">
      <style:text-properties style:font-name="Tahoma" fo:font-weight="bold" style:font-name-asian="Tahoma" style:font-weight-asian="bold" style:font-name-complex="Tahoma" style:font-weight-complex="bold"/>
    </style:style>
    <style:style style:name="T4" style:family="text">
      <style:text-properties style:font-name="Tahoma" fo:font-weight="normal" style:font-name-asian="Tahoma" style:font-weight-asian="normal" style:font-name-complex="Tahoma" style:font-weight-complex="normal"/>
    </style:style>
    <style:style style:name="T5" style:family="text">
      <style:text-properties style:font-name="Wingdings 21" style:font-name-asian="Wingdings 21" style:font-name-complex="Wingdings 21"/>
    </style:style>
    <style:style style:name="T6" style:family="text">
      <style:text-properties fo:color="#000000" fo:language="zxx" fo:country="none" fo:font-weight="normal" fo:background-color="transparent" style:font-name-asian="Calibri" style:language-asian="zxx" style:country-asian="none" style:font-weight-asian="bold" style:font-name-complex="Arial" style:font-weight-complex="bold"/>
    </style:style>
    <style:style style:name="T7" style:family="text">
      <style:text-properties fo:color="#000000" fo:language="en" fo:country="US" fo:font-weight="normal" fo:background-color="transparent" style:font-name-asian="Calibri" style:language-asian="zxx" style:country-asian="none" style:font-weight-asian="bold" style:font-name-complex="Arial" style:font-weight-complex="bold"/>
    </style:style>
    <style:style style:name="T8" style:family="text">
      <style:text-properties style:font-name="Wingdings 2" style:font-name-asian="Tahoma" style:font-name-complex="Tahoma"/>
    </style:style>
    <style:style style:name="T9" style:family="text">
      <style:text-properties style:font-name="Wingdings 2" fo:font-weight="bold" style:font-name-asian="Wingdings" style:font-weight-asian="bold" style:font-name-complex="Wingdings" style:font-weight-complex="bold"/>
    </style:style>
    <style:style style:name="T10" style:family="text">
      <style:text-properties style:font-name="Wingdings 2" fo:font-weight="bold" style:font-name-asian="Tahoma" style:font-weight-asian="bold" style:font-name-complex="Tahoma" style:font-weight-complex="bold"/>
    </style:style>
    <style:style style:name="T11" style:family="text">
      <style:text-properties style:font-name="Wingdings 2" style:font-name-asian="Wingdings" style:font-name-complex="Wingdings"/>
    </style:style>
    <style:style style:name="T12" style:family="text">
      <style:text-properties style:font-name="Wingdings 2" fo:font-size="9pt" fo:font-weight="bold" style:font-name-asian="Wingdings" style:font-size-asian="9pt" style:font-weight-asian="bold" style:font-name-complex="Wingdings" style:font-size-complex="9pt" style:font-weight-complex="bold"/>
    </style:style>
    <style:style style:name="T13" style:family="text">
      <style:text-properties style:font-name="Wingdings 2" fo:font-weight="normal" style:font-name-asian="Tahoma" style:font-weight-asian="normal" style:font-name-complex="Tahoma" style:font-weight-complex="normal"/>
    </style:style>
    <style:style style:name="T14" style:family="text">
      <style:text-properties style:font-name="Wingdings" style:font-name-asian="Wingdings" style:font-name-complex="Wingding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5">{kejaksaan}</text:p>
          </table:table-cell>
          <table:table-cell table:style-name="Table1.B1" table:number-columns-spanned="8" office:value-type="string">
            <text:p text:style-name="P19"/>
            <text:p text:style-name="Table_20_Contents"/>
            <text:p text:style-name="P18">KARTU PENERUS DISPOSIS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" office:value-type="string">
            <text:p text:style-name="Table_20_Contents"><text:span text:style-name="T12">0</text:span><text:span text:style-name="T1"> </text:span><text:span text:style-name="T2">SEGERA</text:span></text:p>
            <text:p text:style-name="Table_20_Contents"><text:span text:style-name="T12">0</text:span><text:span text:style-name="T2"> RAHASIA</text:span></text:p>
            <text:p text:style-name="Table_20_Contents"><text:span text:style-name="T12">0</text:span><text:span text:style-name="T2"> PENTING</text:span></text:p>
            <text:p text:style-name="Table_20_Contents"><text:span text:style-name="T12">0</text:span><text:span text:style-name="T2"> BIASA</text:span></text:p>
            <text:p text:style-name="P17"/>
          </table:table-cell>
        </table:table-row>
        <table:table-row>
          <table:table-cell table:style-name="Table1.A2" table:number-columns-spanned="6" office:value-type="string">
            <text:p text:style-name="P7">KODE / INDEX : {no_reg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4" office:value-type="string">
            <text:p text:style-name="P7">Tanggal Penyelesaian: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Perihal</text:p>
          </table:table-cell>
          <table:table-cell table:style-name="Table1.B3" office:value-type="string">
            <text:p text:style-name="P7">:</text:p>
          </table:table-cell>
          <table:table-cell table:style-name="Table1.C3" table:number-columns-spanned="8" office:value-type="string">
            <text:p text:style-name="P7">{perihal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Tanggal / Nomor</text:p>
          </table:table-cell>
          <table:table-cell table:style-name="Table1.B3" office:value-type="string">
            <text:p text:style-name="P7">:</text:p>
          </table:table-cell>
          <table:table-cell table:style-name="Table1.C3" table:number-columns-spanned="8" office:value-type="string">
            <text:p text:style-name="P7">{tanggal_surat} / {nomor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Asal Surat</text:p>
          </table:table-cell>
          <table:table-cell table:style-name="Table1.B3" office:value-type="string">
            <text:p text:style-name="P7">:</text:p>
          </table:table-cell>
          <table:table-cell table:style-name="Table1.C3" table:number-columns-spanned="8" office:value-type="string">
            <text:p text:style-name="P7"><text:span text:style-name="T6">[!-- BEGIN asal --] {asalsurat} <text:s text:c="2"/></text:span><text:s/><text:span text:style-name="T7">[!-- END asal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Isi Ringkas</text:p>
          </table:table-cell>
          <table:table-cell table:style-name="Table1.B3" office:value-type="string">
            <text:p text:style-name="P7">:</text:p>
          </table:table-cell>
          <table:table-cell table:style-name="Table1.C6" table:number-columns-spanned="3" office:value-type="string">
            <text:p text:style-name="P6">Terlapor </text:p>
          </table:table-cell>
          <table:covered-table-cell/>
          <table:covered-table-cell/>
          <table:table-cell table:style-name="Table1.C3" table:number-columns-spanned="5" office:value-type="string">
            <text:p text:style-name="P6">: <text:span text:style-name="T6">[!-- BEGIN terlapor --] ({dataUrut}.) {namaTerlapor} <text:s text:c="2"/></text:span><text:s/><text:span text:style-name="T7">[!-- END terlapor --]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B3" table:number-columns-spanned="3" office:value-type="string">
            <text:p text:style-name="P6">Materi</text:p>
          </table:table-cell>
          <table:covered-table-cell/>
          <table:covered-table-cell/>
          <table:table-cell table:style-name="Table1.C3" table:number-columns-spanned="5" office:value-type="string">
            <text:p text:style-name="P6">: {ringkasan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B3" table:number-columns-spanned="3" office:value-type="string">
            <text:p text:style-name="P4"/>
          </table:table-cell>
          <table:covered-table-cell/>
          <table:covered-table-cell/>
          <table:table-cell table:style-name="Table1.C3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B3" table:number-columns-spanned="3" office:value-type="string">
            <text:p text:style-name="P4"/>
          </table:table-cell>
          <table:covered-table-cell/>
          <table:covered-table-cell/>
          <table:table-cell table:style-name="Table1.C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J1" table:number-columns-spanned="10" office:value-type="string">
            <text:p text:style-name="P9"><text:span text:style-name="T11">0</text:span><text:span text:style-name="T1"> BARU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10" office:value-type="string">
            <text:p text:style-name="P9"><text:span text:style-name="T11">0</text:span><text:span text:style-name="T1"> LANJUTAN DI TANGANI INSPEKTUR : <text:s text:c="10"/></text:span><text:span text:style-name="T11">0</text:span><text:span text:style-name="T14"> </text:span><text:span text:style-name="T1">I <text:s text:c="10"/></text:span><text:span text:style-name="T11">0</text:span><text:span text:style-name="T1"> <text:s/>II <text:s text:c="10"/></text:span><text:span text:style-name="T11">0</text:span><text:span text:style-name="T1"> III <text:s text:c="9"/></text:span><text:span text:style-name="T11">0</text:span><text:span text:style-name="T1"> IV <text:s text:c="10"/></text:span><text:span text:style-name="T11">0</text:span><text:span text:style-name="T1"> V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14">INFORMASI / INSTRUKSI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6">Diteruskan Kepada:</text:p>
          </table:table-cell>
          <table:table-cell table:style-name="Table1.A11" table:number-columns-spanned="2" office:value-type="string">
            <text:p text:style-name="P16">Kontrol TL</text:p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</text:span><text:span text:style-name="T1"> <text:s text:c="2"/>Telaah</text:span>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1" office:value-type="string">
            <text:p text:style-name="P10"><text:span text:style-name="T5">R</text:span><text:span text:style-name="T1"> <text:s text:c="2"/>JAM WAS</text:span></text:p>
          </table:table-cell>
          <table:table-cell table:style-name="Table1.I13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 </text:span><text:span text:style-name="T1">Monitor,Evaluasi</text:span>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2" office:value-type="string">
            <text:p text:style-name="P10"><text:span text:style-name="T9">0</text:span><text:span text:style-name="T1"> <text:s text:c="2"/>SES JAM WAS</text:span></text:p>
          </table:table-cell>
          <table:table-cell table:style-name="Table1.I14" table:number-columns-spanned="2" office:value-type="string">
            <text:p text:style-name="P8">I. ....................................</text:p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</text:span><text:span text:style-name="T1"> <text:s text:c="2"/>Tindak Lanjut</text:span>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2" office:value-type="string">
            <text:p text:style-name="P10"><text:span text:style-name="T13">{inspektur1} </text:span><text:span text:style-name="T4">INSPEKTUR I</text:span><text:span text:style-name="T1"> </text:span></text:p>
          </table:table-cell>
          <table:table-cell table:style-name="Table1.I14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</text:span><text:span text:style-name="T1"> <text:s text:c="2"/>Teruskan Ke Kejati:</text:span></text:p>
            <text:p text:style-name="P12"><text:s text:c="6"/>Klarifikasi/Inspeksi kasus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2" office:value-type="string">
            <text:p text:style-name="P20"><text:span text:style-name="T8">{inspektur2}</text:span><text:span text:style-name="T8"> </text:span><text:span text:style-name="T1">INSPEKTUR II</text:span></text:p>
          </table:table-cell>
          <table:table-cell table:style-name="Table1.I14" table:number-columns-spanned="2" office:value-type="string">
            <text:p text:style-name="P8">II. ....................................</text:p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</text:span><text:span text:style-name="T1"> <text:s text:c="2"/>Teruskan Kebidang</text:span></text:p>
            <text:p text:style-name="P12"><text:s text:c="6"/>Lain/Instansi Lain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2" office:value-type="string">
            <text:p text:style-name="P20"><text:span text:style-name="T8">{inspektur3}</text:span><text:span text:style-name="T8"> </text:span><text:span text:style-name="T1">INSPEKTUR III</text:span></text:p>
          </table:table-cell>
          <table:table-cell table:style-name="Table1.I14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</text:span><text:span text:style-name="T1"> <text:s text:c="2"/>Setuju Saran</text:span>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2" office:value-type="string">
            <text:p text:style-name="P20"><text:span text:style-name="T8">{inspektur4}</text:span><text:span text:style-name="T8"> </text:span><text:span text:style-name="T1">INSPEKTUR IV</text:span></text:p>
          </table:table-cell>
          <table:table-cell table:style-name="Table1.I14" table:number-columns-spanned="2" office:value-type="string">
            <text:p text:style-name="P8">III. ...................................</text:p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</text:span><text:span text:style-name="T1"> <text:s text:c="2"/>Teliti/Cermati</text:span>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2" office:value-type="string">
            <text:p text:style-name="P20"><text:span text:style-name="T8">{inspektur5}</text:span><text:span text:style-name="T8"> </text:span><text:span text:style-name="T1">INSPEKTUR V</text:span></text:p>
          </table:table-cell>
          <table:table-cell table:style-name="Table1.I14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</text:span><text:span text:style-name="T1"> <text:s text:c="2"/>Pendapat</text:span>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2" office:value-type="string">
            <text:p text:style-name="P10"><text:span text:style-name="T9">0</text:span><text:span text:style-name="T1"> <text:s text:c="2"/>PPPTPK </text:span></text:p>
          </table:table-cell>
          <table:table-cell table:style-name="Table1.I14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</text:span><text:span text:style-name="T1"> <text:s text:c="2"/>USP/UDK</text:span>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2" office:value-type="string">
            <text:p text:style-name="P10"><text:span text:style-name="T9">0</text:span><text:span text:style-name="T1"> <text:s text:c="2"/>KABAG SUNPROGLAP</text:span></text:p>
            <text:p text:style-name="P12"><text:s text:c="5"/>DAN PANIL</text:p>
          </table:table-cell>
          <table:table-cell table:style-name="Table1.I14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><text:span text:style-name="T9">0 </text:span><text:span text:style-name="T1">Temui Jam Was</text:span></text:p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p text:style-name="P10"/>
          </table:table-cell>
          <table:covered-table-cell/>
          <table:covered-table-cell/>
          <table:table-cell table:style-name="Table1.A2" office:value-type="string">
            <text:p text:style-name="P10"><text:span text:style-name="T9">0</text:span><text:span text:style-name="T1"> <text:s text:c="2"/>KABAG TATA USAHA</text:span></text:p>
          </table:table-cell>
          <table:table-cell table:style-name="Table1.I14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E23" table:number-columns-spanned="3" office:value-type="string">
            <text:p text:style-name="P10"/>
          </table:table-cell>
          <table:covered-table-cell/>
          <table:covered-table-cell/>
          <table:table-cell table:style-name="Table1.A11" office:value-type="string">
            <text:p text:style-name="P10"><text:span text:style-name="T9">0</text:span><text:span text:style-name="T1"> <text:s text:c="2"/>............................</text:span></text:p>
          </table:table-cell>
          <table:table-cell table:style-name="Table1.C3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2" table:number-columns-spanned="7" office:value-type="string">
            <text:p text:style-name="P13">INFORMASI / INSTRUKSI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3" table:number-columns-spanned="3" office:value-type="string">
            <text:p text:style-name="P12">Diteruskan Kepada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3">SES JAM</text:p>
          </table:table-cell>
          <table:covered-table-cell/>
          <table:covered-table-cell/>
          <table:table-cell table:style-name="Table1.A2" table:number-columns-spanned="4" office:value-type="string">
            <text:p text:style-name="P13">INSPEKTUR</text:p>
          </table:table-cell>
          <table:covered-table-cell/>
          <table:covered-table-cell/>
          <table:covered-table-cell/>
          <table:table-cell table:style-name="Table1.I14" table:number-columns-spanned="3" office:value-type="string">
            <text:p text:style-name="P10"><text:span text:style-name="T9">0</text:span><text:span text:style-name="T1"> <text:s text:c="2"/>KABAG SUNPROGLAP DAN PANIL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1"/>
          </table:table-cell>
          <table:covered-table-cell/>
          <table:covered-table-cell/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I14" table:number-columns-spanned="3" office:value-type="string">
            <text:p text:style-name="P10"><text:span text:style-name="T9">0</text:span><text:span text:style-name="T1"> <text:s text:c="2"/>KABAG TATA USAHA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1"/>
          </table:table-cell>
          <table:covered-table-cell/>
          <table:covered-table-cell/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I14" table:number-columns-spanned="3" office:value-type="string">
            <text:p text:style-name="P3"><text:span text:style-name="T9">0</text:span><text:span text:style-name="T1"> <text:s text:c="2"/>IRMUD PEGASUM &amp; KEPBANG :I / II / III / IV / V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1"/>
          </table:table-cell>
          <table:covered-table-cell/>
          <table:covered-table-cell/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I14" table:number-columns-spanned="3" office:value-type="string">
            <text:p text:style-name="P3"><text:span text:style-name="T9">0</text:span><text:span text:style-name="T1"> <text:s text:c="2"/>IRMUD PIDUM &amp; DATUN : I / II / III / IV / V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1"/>
          </table:table-cell>
          <table:covered-table-cell/>
          <table:covered-table-cell/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A11" table:number-columns-spanned="3" office:value-type="string">
            <text:p text:style-name="P3"><text:span text:style-name="T9">0</text:span><text:span text:style-name="T1"> <text:s text:c="2"/>IRMUD INTELEJEN &amp; PIDSUS : I / II / III / IV / V</text:span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1"/>
          </table:table-cell>
          <table:covered-table-cell/>
          <table:covered-table-cell/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I14" table:number-columns-spanned="3" office:value-type="string">
            <text:p text:style-name="P15">Catatan Penanganan Pemeriksa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1"/>
          </table:table-cell>
          <table:covered-table-cell/>
          <table:covered-table-cell/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A3" office:value-type="string">
            <text:p text:style-name="P10"><text:span text:style-name="T9">0</text:span><text:span text:style-name="T1"> <text:s text:c="2"/>Telaahan</text:span></text:p>
          </table:table-cell>
          <table:table-cell table:style-name="Table1.C3" table:number-columns-spanned="2" office:value-type="string">
            <text:p text:style-name="P10"><text:span text:style-name="T9">0</text:span><text:span text:style-name="T1"> <text:s text:c="2"/>LAPDU</text:span></text:p>
          </table:table-cell>
          <table:covered-table-cell/>
        </table:table-row>
        <table:table-row>
          <table:table-cell table:style-name="Table1.A3" table:number-columns-spanned="3" office:value-type="string">
            <text:p text:style-name="P11"/>
          </table:table-cell>
          <table:covered-table-cell/>
          <table:covered-table-cell/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A3" office:value-type="string">
            <text:p text:style-name="P10"/>
          </table:table-cell>
          <table:table-cell table:style-name="Table1.C3" table:number-columns-spanned="2" office:value-type="string">
            <text:p text:style-name="P10"><text:span text:style-name="T9">0</text:span><text:span text:style-name="T1"> <text:s text:c="2"/>LHP</text:span></text:p>
          </table:table-cell>
          <table:covered-table-cell/>
        </table:table-row>
        <table:table-row>
          <table:table-cell table:style-name="Table1.A3" table:number-columns-spanned="3" office:value-type="string">
            <text:p text:style-name="P11"/>
          </table:table-cell>
          <table:covered-table-cell/>
          <table:covered-table-cell/>
          <table:table-cell table:style-name="Table1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A3" office:value-type="string">
            <text:p text:style-name="P10"/>
          </table:table-cell>
          <table:table-cell table:style-name="Table1.C3" table:number-columns-spanned="2" office:value-type="string">
            <text:p text:style-name="P10"><text:span text:style-name="T9">0</text:span><text:span text:style-name="T1"> <text:s text:c="2"/>Keberatan</text:span>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/>
          </table:table-cell>
          <table:covered-table-cell/>
          <table:covered-table-cell/>
          <table:table-cell table:style-name="Table1.A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I14" table:number-columns-spanned="3" office:value-type="string">
            <text:p text:style-name="P10"><text:span text:style-name="T9">0</text:span><text:span text:style-name="T1"> <text:s text:c="2"/>LHP/Inspektort</text:span></text:p>
          </table:table-cell>
          <table:covered-table-cell/>
          <table:covered-table-cell/>
        </table:table-row>
        <table:table-row>
          <table:table-cell table:style-name="Table1.A2" table:number-rows-spanned="7" table:number-columns-spanned="7" office:value-type="string">
            <text:p text:style-name="P14">CATATAN KABAG T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4" table:number-columns-spanned="3" office:value-type="string">
            <text:p text:style-name="P10"><text:span text:style-name="T9">0</text:span><text:span text:style-name="T1"> <text:s text:c="2"/>Persetujuan /A/B/H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4" table:number-columns-spanned="3" office:value-type="string">
            <text:p text:style-name="P10"><text:span text:style-name="T9">0</text:span><text:span text:style-name="T1"> <text:s text:c="2"/>Pemberitahuan Penjatuhan Hukuman Disiplin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4" table:number-columns-spanned="3" office:value-type="string">
            <text:p text:style-name="P10"><text:span text:style-name="T9">0</text:span><text:span text:style-name="T1"> <text:s text:c="2"/>Pemberihentian Pemeriksaan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4" table:number-columns-spanned="3" office:value-type="string">
            <text:p text:style-name="P10"><text:span text:style-name="T9">0</text:span><text:span text:style-name="T1"> <text:s text:c="2"/>Terlapor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4" table:number-columns-spanned="3" office:value-type="string">
            <text:p text:style-name="P10"><text:span text:style-name="T9">0</text:span><text:span text:style-name="T1"> Penerimaan/Penolakan Keberatan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4" table:number-columns-spanned="3" office:value-type="string">
            <text:p text:style-name="P10"><text:span text:style-name="T9">0</text:span><text:span text:style-name="T1"> Pemberitahuan SK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1" table:number-columns-spanned="3" office:value-type="string">
            <text:p text:style-name="P10">No. Tanggal Surat / ND :....................................................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 21" svg:font-family="'Wingdings 2'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1M5S</meta:editing-duration>
    <meta:editing-cycles>109</meta:editing-cycles>
    <meta:generator>OpenOffice/4.1.1$Win32 OpenOffice.org_project/411m6$Build-9775</meta:generator>
    <dc:date>2017-01-18T14:49:37.68</dc:date>
    <dc:creator>hadi wibowo</dc:creator>
    <meta:document-statistic meta:table-count="1" meta:image-count="0" meta:object-count="0" meta:page-count="1" meta:paragraph-count="78" meta:word-count="264" meta:character-count="1702"/>
    <meta:user-defined meta:name="Info 1"/>
    <meta:user-defined meta:name="Info 2"/>
    <meta:user-defined meta:name="Info 3"/>
    <meta:user-defined meta:name="Info 4"/>
  </office:meta>
</office:document-meta>
</file>